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1aa0e0" officeooo:paragraph-rsid="001aa0e0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bold" officeooo:rsid="001aa0e0" officeooo:paragraph-rsid="001aa0e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1aa0e0" officeooo:paragraph-rsid="001aa0e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aa0e0" officeooo:paragraph-rsid="001aa0e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bb6d4" officeooo:paragraph-rsid="001bb6d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aa0e0" officeooo:paragraph-rsid="001aa0e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bb6d4" officeooo:paragraph-rsid="001bb6d4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1aa0e0" officeooo:paragraph-rsid="001aa0e0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none" fo:font-weight="normal" officeooo:rsid="001bb6d4" officeooo:paragraph-rsid="001bb6d4" style:font-size-asian="10.5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officeooo:paragraph-rsid="001bb6d4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1d37f1" officeooo:paragraph-rsid="001d37f1"/>
    </style:style>
    <style:style style:name="P12" style:family="paragraph" style:parent-style-name="Standard" style:list-style-name="L3">
      <style:paragraph-properties fo:text-align="start" style:justify-single-word="false"/>
      <style:text-properties officeooo:rsid="001de60e" officeooo:paragraph-rsid="001de60e"/>
    </style:style>
    <style:style style:name="P13" style:family="paragraph" style:parent-style-name="Standard">
      <style:paragraph-properties fo:text-align="start" style:justify-single-word="false"/>
      <style:text-properties officeooo:rsid="001de60e" officeooo:paragraph-rsid="001de60e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de60e" officeooo:paragraph-rsid="001de60e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ec1fd" officeooo:paragraph-rsid="001ec1fd"/>
    </style:style>
    <style:style style:name="P16" style:family="paragraph" style:parent-style-name="Standard" style:list-style-name="L4">
      <style:paragraph-properties fo:text-align="start" style:justify-single-word="false"/>
      <style:text-properties style:text-underline-style="none" officeooo:rsid="001de60e" officeooo:paragraph-rsid="001de60e"/>
    </style:style>
    <style:style style:name="P17" style:family="paragraph" style:parent-style-name="Standard" style:list-style-name="L4">
      <style:paragraph-properties fo:text-align="start" style:justify-single-word="false"/>
      <style:text-properties style:text-underline-style="none" officeooo:rsid="001ec1fd" officeooo:paragraph-rsid="001ec1fd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1ec1fd" officeooo:paragraph-rsid="001ec1fd"/>
    </style:style>
    <style:style style:name="P19" style:family="paragraph" style:parent-style-name="Standard" style:list-style-name="L5">
      <style:paragraph-properties fo:text-align="start" style:justify-single-word="false"/>
      <style:text-properties style:text-underline-style="none" officeooo:rsid="0020b9da" officeooo:paragraph-rsid="0020b9da"/>
    </style:style>
    <style:style style:name="P20" style:family="paragraph" style:parent-style-name="Standard" style:list-style-name="L5">
      <style:paragraph-properties fo:text-align="start" style:justify-single-word="false"/>
      <style:text-properties style:text-underline-style="none" officeooo:rsid="0022972e" officeooo:paragraph-rsid="0022972e"/>
    </style:style>
    <style:style style:name="P21" style:family="paragraph" style:parent-style-name="Standard">
      <style:paragraph-properties fo:text-align="start" style:justify-single-word="false"/>
      <style:text-properties style:text-underline-style="none" officeooo:rsid="0022972e" officeooo:paragraph-rsid="0022972e"/>
    </style:style>
    <style:style style:name="T1" style:family="text">
      <style:text-properties officeooo:rsid="001bb6d4"/>
    </style:style>
    <style:style style:name="T2" style:family="text">
      <style:text-properties style:font-name="arial"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style:font-name="arial" fo:font-size="12pt" style:text-underline-style="none" fo:font-weight="normal" officeooo:rsid="001bb6d4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style:text-underline-style="none" fo:font-weight="normal" officeooo:rsid="001de60e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6" style:family="text">
      <style:text-properties style:font-name="arial" fo:font-size="12pt" fo:font-weight="normal" officeooo:rsid="001ec1fd" style:font-size-asian="10.5pt" style:font-weight-asian="normal" style:font-size-complex="12pt" style:font-weight-complex="normal"/>
    </style:style>
    <style:style style:name="T7" style:family="text">
      <style:text-properties style:font-name="arial" fo:font-size="12pt" fo:font-weight="normal" officeooo:rsid="0022972e" style:font-size-asian="10.5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íntesis tema 3</text:p>
      <text:p text:style-name="P1"/>
      <text:p text:style-name="P2">El sistema operativo</text:p>
      <text:p text:style-name="P3"/>
      <text:p text:style-name="P4">El software de un sistema informático</text:p>
      <text:p text:style-name="P6"/>
      <text:p text:style-name="P6">Software de aplicación: Controla el funcionamiento del ordenador</text:p>
      <text:list xml:id="list1892993163" text:style-name="L1">
        <text:list-item>
          <text:p text:style-name="P8">Software estándar: De uso general, procesador textos...</text:p>
        </text:list-item>
        <text:list-item>
          <text:p text:style-name="P8">Software a medida: Especializado, gestión empresa…</text:p>
        </text:list-item>
      </text:list>
      <text:p text:style-name="P6"/>
      <text:p text:style-name="P6">Software de sistema: SO <text:span text:style-name="T1">el </text:span>más importante. <text:span text:style-name="T1">Controla y gestiona recursos y programas PC</text:span></text:p>
      <text:list xml:id="list315706221" text:style-name="L2">
        <text:list-item>
          <text:p text:style-name="P9">Drivers: Intermediarios entre el SO y los periféricos</text:p>
        </text:list-item>
        <text:list-item>
          <text:p text:style-name="P9">Utilidades: Ayudan a administrar el PC</text:p>
        </text:list-item>
        <text:list-item>
          <text:p text:style-name="P9">Software de programación: Construyen aplicaciones.</text:p>
        </text:list-item>
      </text:list>
      <text:p text:style-name="P7"/>
      <text:p text:style-name="P5">Definición SO</text:p>
      <text:p text:style-name="P7"/>
      <text:p text:style-name="P7">Conjunto de programas que permite gestionar los recursos del PC y facilita uso.</text:p>
      <text:list xml:id="list2111941608" text:style-name="L3">
        <text:list-item>
          <text:p text:style-name="P10"><text:span text:style-name="T3">El software es el intermediario entre el usuario y el hardware.</text:span></text:p>
        </text:list-item>
        <text:list-item>
          <text:p text:style-name="P11"><text:span text:style-name="T3">N</text:span><text:span text:style-name="T2">i aplicaciones ni usuario interactúan directamente con el hardware solo el SO</text:span></text:p>
        </text:list-item>
        <text:list-item>
          <text:p text:style-name="P11"><text:span text:style-name="T2">Partes del SO</text:span></text:p>
          <text:list>
            <text:list-item>
              <text:p text:style-name="P11"><text:span text:style-name="T2">La interfaz: De tipo grafico o de texto</text:span></text:p>
            </text:list-item>
            <text:list-item>
              <text:p text:style-name="P11"><text:span text:style-name="T2">El núcleo Controla el hardware a través de drivers</text:span></text:p>
            </text:list-item>
          </text:list>
        </text:list-item>
        <text:list-item>
          <text:p text:style-name="P11"><text:span text:style-name="T2">Objetivo del SO</text:span></text:p>
          <text:list>
            <text:list-item>
              <text:p text:style-name="P11"><text:span text:style-name="T2">Manejar el hardware eficientemente </text:span></text:p>
            </text:list-item>
            <text:list-item>
              <text:p text:style-name="P11"><text:span text:style-name="T2">Facilitar el uso del ordenador al usuario.</text:span></text:p>
            </text:list-item>
          </text:list>
        </text:list-item>
        <text:list-item>
          <text:p text:style-name="P11"><text:span text:style-name="T2">Interfaz de usuario: Permite interactuar con el ordenador. </text:span><text:span text:style-name="T4">Parte mas externa del SO Envía ordenes del usuario al núcleo para ejecutarlas. Dos tipos.</text:span></text:p>
          <text:list>
            <text:list-item>
              <text:p text:style-name="P12"><text:span text:style-name="T2">De linea de comandos: Teclear y conocer ordenes.</text:span></text:p>
            </text:list-item>
            <text:list-item>
              <text:p text:style-name="P12"><text:span text:style-name="T2">Interfaz gráfica: Sin ordenes, fácil e intuitiva. Características:</text:span></text:p>
              <text:list>
                <text:list-item>
                  <text:p text:style-name="P12"><text:span text:style-name="T2">Entorno de ventanas, iconos, menú desplegable, escritorio digital…</text:span></text:p>
                </text:list-item>
              </text:list>
            </text:list-item>
          </text:list>
        </text:list-item>
      </text:list>
      <text:p text:style-name="P13"><text:span text:style-name="T2"/></text:p>
      <text:p text:style-name="P14"><text:span text:style-name="T5">Funciones del SO</text:span></text:p>
      <text:list xml:id="list228915229" text:style-name="L4">
        <text:list-item>
          <text:p text:style-name="P16"><text:span text:style-name="T5">Administrar el procesador: reparte CPU entre todos los procesos.</text:span></text:p>
        </text:list-item>
        <text:list-item>
          <text:p text:style-name="P16"><text:span text:style-name="T5">Administración de memoria: Gestiona el almacenamiento y gestión del espacio.</text:span></text:p>
        </text:list-item>
        <text:list-item>
          <text:p text:style-name="P16"><text:span text:style-name="T5">Gestión dispositivos E/S: </text:span><text:span text:style-name="T6">Mediante el uso de drivers.</text:span></text:p>
        </text:list-item>
        <text:list-item>
          <text:p text:style-name="P17"><text:span text:style-name="T5">Administración de archivos: Diseña la forma de guardar toda la información mediante el uso de directorios.</text:span></text:p>
        </text:list-item>
        <text:list-item>
          <text:p text:style-name="P17"><text:span text:style-name="T5">Detección y tratamiento de errores: Diagnostica y soluciona (si puede) errores.</text:span></text:p>
        </text:list-item>
        <text:list-item>
          <text:p text:style-name="P17"><text:span text:style-name="T5">Seguridad y protección del sistema:</text:span></text:p>
          <text:list>
            <text:list-item>
              <text:p text:style-name="P17"><text:span text:style-name="T5">Autenticación: Garantiza identidad de usuarios</text:span></text:p>
            </text:list-item>
            <text:list-item>
              <text:p text:style-name="P17"><text:span text:style-name="T5">Privilegios Que puede usar cada usuario.</text:span></text:p>
            </text:list-item>
          </text:list>
        </text:list-item>
        <text:list-item>
          <text:p text:style-name="P17"><text:span text:style-name="T5">Control de redes: Gestiona redes, permisos y usuarios. Protección contra virus.</text:span></text:p>
        </text:list-item>
      </text:list>
      <text:p text:style-name="P18"><text:span text:style-name="T5"/></text:p>
      <text:p text:style-name="P15"><text:span text:style-name="T5">Clasificación de los SO</text:span></text:p>
      <text:list xml:id="list1673319476" text:style-name="L5">
        <text:list-item>
          <text:p text:style-name="P19"><text:span text:style-name="T5">Por tiempo de respuesta: Lo que tar</text:span><text:span text:style-name="T7">d</text:span><text:span text:style-name="T5">a el SO </text:span><text:span text:style-name="T7">en dar una respuesta a una petición.</text:span></text:p>
          <text:list>
            <text:list-item>
              <text:p text:style-name="P20"><text:span text:style-name="T5">Por lotes: Ejecuta una lista de comandos del SO sin intervención del usuario cargando un programa en memoria, ejecutándolo, guardándolo y cargando otro.</text:span></text:p>
              <text:list>
                <text:list-item>
                  <text:p text:style-name="P20"><text:span text:style-name="T5">Datos son remitidos todos juntos, sin interacción, Largo tiempo ejecución.</text:span></text:p>
                </text:list-item>
              </text:list>
            </text:list-item>
          </text:list>
        </text:list-item>
      </text:list>
      <text:p text:style-name="P21"><text:span text:style-name="T5"/></text:p>
      <text:p text:style-name="P21"><text:soft-page-break/><text:span text:style-name="T5"/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0:10:33.909379088</meta:creation-date>
    <dc:date>2024-02-19T17:20:18.828782012</dc:date>
    <meta:editing-duration>PT20M2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38" meta:word-count="351" meta:character-count="2175" meta:non-whitespace-character-count="1890"/>
  </office:meta>
</office:document-meta>
</file>